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Arial, sans-serif"/>
    <style:font-face style:name="OpenSymbol" svg:font-family="OpenSymbol" style:font-charset="x-symbol"/>
  </office:font-face-decls>
  <office:automatic-styles>
    <style:style style:name="P1" style:family="paragraph" style:parent-style-name="Heading_20_2">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officeooo:paragraph-rsid="00005859"/>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3"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4"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12529" loext:opacity="100%" style:font-name="Open Sans" fo:font-size="12pt" fo:letter-spacing="normal" fo:font-style="normal" fo:font-weight="normal"/>
    </style:style>
    <style:style style:name="T1" style:family="text">
      <style:text-properties fo:font-weight="bold"/>
    </style:style>
    <style:style style:name="T2" style:family="text">
      <style:text-properties fo:background-color="transparent" loext:char-shading-value="0"/>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680568787059_6861"/>Tema 1. Apartado 1.1.1.<text:line-break/>"Identificación de ventajas que ofrecen las hojas de estilo"</text:h>
      <text:h text:style-name="P1" text:outline-level="2"><text:span text:style-name="T1"/></text:h>
      <text:h text:style-name="P1" text:outline-level="2"><text:span text:style-name="T1">ENUNCIADO</text:span></text:h>
      <text:p text:style-name="P2">En las primeras versiones del HTML el código fuente de una página web contenía tanto la información (el contenido) como la presentación (el diseño o formato), pero ya en 1994 hubo propuestas para separar todo lo relacionado con el diseño de un documento aparte llamado hoja de estilo, propuestas que fructificaron en 1996 con la aprobación de la recomendación CSS1. Así, la página web (el documento HTML) puede contener únicamente información, mientras que la hoja de estilo define el formato.</text:p>
      <text:p text:style-name="P2">Para comenzar a conocer las hojas de estilo, le solicitamos:</text:p>
      <text:list text:style-name="L1">
        <text:list-item>
          <text:p text:style-name="P3">Cree un documento CSS donde se establezca el fondo del body en color azul.</text:p>
        </text:list-item>
        <text:list-item>
          <text:p text:style-name="P4">Asimismo, cree un documento HTML con su estructura básica, que tenga un título que ponga <text:span text:style-name="T1">Mi primer estilo CSS</text:span> enlazado.</text:p>
        </text:list-item>
        <text:list-item>
          <text:p text:style-name="P4">Enlace el documento CSS al HTML.</text:p>
        </text:list-item>
        <text:list-item>
          <text:p text:style-name="P4">Identifique las principales ventajas que ofrecen las hojas de estilo e inclúyalas en esa web creada.</text:p>
        </text:list-item>
      </text:list>
      <text:p text:style-name="P2">Envíe capturas de pantalla de todo el proceso a su tutor/a para su valoración y corrección<text:span text:style-name="T2">.</text:span></text:p>
      <text:p text:style-name="P2"><text:line-break/></text:p>
      <text:p text:style-name="P2"><text:span text:style-name="T1">Actividad asociada al CE1.1</text:span><text:line-break/>Identificar las características y ventajas que proporcionan las hojas de estilo para definir la forma de presentación de las páginas web según el diseño especificado.<text:line-break/><text:span text:style-name="T1"><text:line-break/><text:line-break/>Duración</text:span>: 10’.</text:p>
      <text:p text:style-name="P2"><text:span text:style-name="T1">Criterios de corrección:</text:span> la valoración máxima de esta actividad es de 10 puntos repartidos entre los siguientes criterios:</text:p>
      <text:p text:style-name="P2"><text:bookmark text:name="yui_3_17_2_1_1680568787059_10238"/>1. Estructurar la información aportada con orden jerárquico y sentido.  (2 puntos) <text:line-break/>2. Dar respuesta coherente y justificada a lo requerido.  (4 puntos)<text:line-break/>3. Grado de profundidad de la exposición.  (3 puntos)<text:line-break/>4. Cumplimiento de entrega plazos establecidos (1 punt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Arial,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4T03:19:02.082000000</meta:creation-date>
    <dc:date>2023-04-04T03:20:17.009000000</dc:date>
    <meta:editing-duration>PT1M15S</meta:editing-duration>
    <meta:editing-cycles>1</meta:editing-cycles>
    <meta:document-statistic meta:table-count="0" meta:image-count="0" meta:object-count="0" meta:page-count="1" meta:paragraph-count="13" meta:word-count="269" meta:character-count="1663" meta:non-whitespace-character-count="1403"/>
    <meta:generator>LibreOffice/7.5.0.3$Windows_X86_64 LibreOffice_project/c21113d003cd3efa8c53188764377a8272d9d6de</meta:generator>
  </office:meta>
</office:document-meta>
</file>